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Lucidasans2" svg:font-family="Lucidasans"/>
    <style:font-face style:name="StarSymbol" svg:font-family="StarSymbol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 style:list-style-name="L1"/>
    <style:style style:name="P11" style:family="paragraph" style:parent-style-name="Standard" style:list-style-name="L2"/>
    <style:style style:name="P12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3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style:font-name="Tahoma" fo:font-size="14pt" style:font-size-asian="14pt" style:font-name-complex="Tahoma" style:font-size-complex="14pt"/>
    </style:style>
    <style:style style:name="P14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TOON TEAM</text:p>
      <text:p text:style-name="P2"/>
      <text:p text:style-name="P3">SERVER</text:p>
      <text:p text:style-name="Standard"/>
      <text:p text:style-name="Standard"/>
      <text:p text:style-name="P4">MÓDULOS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Table_20_Contents">David Cuadrado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Añadir modulo de registros</text:p>
          </table:table-cell>
          <table:table-cell table:style-name="Table2.B2" office:value-type="string">
            <text:p text:style-name="Table_20_Contents">David Cuadrado</text:p>
          </table:table-cell>
          <table:table-cell table:style-name="Table2.C2" office:value-type="string">
            <text:p text:style-name="Table_20_Contents">10/02/2007</text:p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p text:style-name="Standard">Los módulos del servidor son los siguientes:</text:p>
      <text:p text:style-name="Standard"/>
      <text:p text:style-name="P9">Servidor Base</text:p>
      <text:p text:style-name="Standard"/>
      <text:list text:style-name="L1">
        <text:list-item>
          <text:p text:style-name="P10">Users: Encargado de la gestión de usuarios</text:p>
        </text:list-item>
        <text:list-item>
          <text:p text:style-name="P10">Backups: Encargado de la gestión de copias de seguridad</text:p>
        </text:list-item>
        <text:list-item>
          <text:p text:style-name="P10">Bans: Encargado de la gestión de censuras</text:p>
        </text:list-item>
        <text:list-item>
          <text:p text:style-name="P10">Registers: Encargado de la gestión de registros</text:p>
        </text:list-item>
      </text:list>
      <text:p text:style-name="Standard"/>
      <text:p text:style-name="P9">Servidor KToon</text:p>
      <text:p text:style-name="Standard"/>
      <text:list text:style-name="L2">
        <text:list-item>
          <text:p text:style-name="P11">Projects: Encargado de la gestión de proyectos.</text:p>
        </text:list-item>
      </text:list>
      <text:p text:style-name="Standard"/>
      <text:p text:style-name="Standard"/>
      <text:p text:style-name="Standard"/>
      <text:p text:style-name="Standard"/>
      <text:p text:style-name="P12"/>
      <text:p text:style-name="P13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4">David Cuadrado</text:p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D2" office:value-type="string">
            <text:p text:style-name="P14"/>
          </table:table-cell>
        </table:table-row>
      </table:table>
      <text:p text:style-name="P12"/>
      <text:p text:style-name="P1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Lucidasans2" svg:font-family="Lucidasans"/>
    <style:font-face style:name="StarSymbol" svg:font-family="StarSymbol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David Cuadrado</meta:initial-creator>
    <meta:creation-date>2007-02-24T13:25:36</meta:creation-date>
    <dc:creator>David Cuadrado</dc:creator>
    <dc:date>2007-02-24T13:30:58</dc:date>
    <dc:language>es-CO</dc:language>
    <meta:editing-cycles>13</meta:editing-cycles>
    <meta:editing-duration>PT5M24S</meta:editing-duration>
    <meta:template xlink:type="simple" xlink:actuate="onRequest" xlink:role="template" xlink:href="../../../../../.ooo-2.0/user/template/ktoon_doc.ott" xlink:title="ktoon_doc" meta:date="2007-02-24T13:25:35"/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2" meta:paragraph-count="26" meta:word-count="85" meta:character-count="547"/>
  </office:meta>
</office:document-meta>
</file>